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65in" svg:height="4.4969in" svg:x="3.6094in" svg:y="0.4398in">
            <draw:object draw:notify-on-update-of-ranges="Sheet1.A1:Sheet1.A4 Sheet1.B1:Sheet1.B4 Sheet1.A10:Sheet1.A30 Sheet1.B10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0:43:51.6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2T00:49:09.585000000</meta:creation-date>
    <dc:date>2021-07-02T10:44:22.770000000</dc:date>
    <meta:editing-duration>PT10M41S</meta:editing-duration>
    <meta:editing-cycles>4</meta:editing-cycles>
    <meta:generator>LibreOffice/7.0.4.2$Windows_X86_64 LibreOffice_project/dcf040e67528d9187c66b2379df5ea4407429775</meta:generator>
    <meta:document-statistic meta:table-count="1" meta:cell-count="5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86cm" svg:height="11.423cm" xlink:href=".." xlink:type="simple" chart:class="chart:scatter" chart:style-name="ch1">
        <chart:legend chart:legend-position="end" svg:x="17.588cm" svg:y="5.163cm" style:legend-expansion="high" chart:style-name="ch2"/>
        <chart:plot-area chart:style-name="ch3" table:cell-range-address="Sheet1.A1:Sheet1.B4 Sheet1.B10:Sheet1.B30" chart:data-source-has-labels="row" svg:x="0.409cm" svg:y="0.228cm" svg:width="16.77cm" svg:height="10.967cm">
          <chart:coordinate-region svg:x="0.7cm" svg:y="0.427cm" svg:width="16.239cm" svg:height="10.569cm"/>
          <chart:axis chart:dimension="x" chart:name="primary-x" chart:style-name="ch4"/>
          <chart:axis chart:dimension="y" chart:name="primary-y" chart:style-name="ch5"/>
          <chart:series chart:style-name="ch6" chart:values-cell-range-address="Sheet1.B1:Sheet1.B4" loext:label-string="punkty" chart:class="chart:scatter">
            <chart:domain table:cell-range-address="Sheet1.A1:Sheet1.A4"/>
            <chart:data-point chart:repeated="4"/>
          </chart:series>
          <chart:series chart:style-name="ch7" chart:values-cell-range-address="Sheet1.B10:Sheet1.B30" loext:label-string="aproksymacja" chart:class="chart:scatter">
            <chart:domain table:cell-range-address="Sheet1.A10:Sheet1.A30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unkty</text:p>
              </table:table-cell>
              <table:table-cell office:value-type="string">
                <text:p>Column A</text:p>
              </table:table-cell>
              <table:table-cell office:value-type="string">
                <text:p>aproksymacj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:Sheet1.A4</svg:desc>
                </draw:g>
              </table:table-cell>
              <table:table-cell office:value-type="float" office:value="-3">
                <text:p>-3</text:p>
                <draw:g>
                  <svg:desc>Sheet1.B1:Sheet1.B4</svg:desc>
                </draw:g>
              </table:table-cell>
              <table:table-cell office:value-type="float" office:value="-1">
                <text:p>-1</text:p>
                <draw:g>
                  <svg:desc>Sheet1.A10:Sheet1.A30</svg:desc>
                </draw:g>
              </table:table-cell>
              <table:table-cell office:value-type="float" office:value="-2.6">
                <text:p>-2.6</text:p>
                <draw:g>
                  <svg:desc>Sheet1.B10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6">
                <text:p>-0.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">
                <text:p>-0.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